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05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0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font-size="12pt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tyle="italic" style:letter-kerning="true" fo:language="de" fo:country="DE" style:language-asian="hi" style:country-asian="IN" style:font-name-asian="Lohit Devanagari" style:font-size-asian="12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stanci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subcategorí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ción prematrimonial</text:p>
          </table:table-cell>
          <table:table-cell office:value-type="string" calcext:value-type="string">
            <text:p>relació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ogamia</text:p>
          </table:table-cell>
          <table:table-cell office:value-type="string" calcext:value-type="string">
            <text:p>relació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gamia</text:p>
          </table:table-cell>
          <table:table-cell office:value-type="string" calcext:value-type="string">
            <text:p>relació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a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orto natural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orto provocado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rtilización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o sexual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empo romántico-erótico en pareja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icitación a práctica sexu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gasmo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yaculación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empo después del sexo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to sexual penetrativo vaginal (coito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mer acto sexu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itus interruptus (penetración vaginal eyaculando fuera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sturbación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áctia de sexo or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áctica de sexo an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Práctica de sexo sin penetración (<text:span text:style-name="T1">frottage, petting</text:span>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áctica de sexo no consentida a mujeres (violación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áctica de sexo no consentida a hombres (violación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tras prácticas sexuales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cto físico erótico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coso sexual a mujer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oso sexual a hombre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ar sexualmente a alguien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áctica de sexo 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cto sexual en el matrimonio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áctica sexual fuera del matrimonio (fornicación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áctica sexual antes del matrimonio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áctica de sexo al aire libre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to sexual por dinero o bienes (prostitución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to sexual con personal religioso (sacerdotisas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áctica sexual entre hombres (sexo gay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áctica sexual entre mujeres (sexo lésbico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cto sexual entre hijos y padre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cto sexual entre herman@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cto sexual con tí@s o <text:a xlink:href="mailto:prim@s" xlink:type="simple">prim@s</text:a>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o sexual entre humanos y ángele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to sexual entre humanos y animale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cto sexual entre animale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cto sexual entre más de dos persona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rgindad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fertilidad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snudez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barazo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Órgano sexual masculino (pene y testítulos)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Órgano sexual femenino (vagina, clítoris y vulva)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o y glúteos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echos femeninos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chos masculinos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nstruación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objetos sexuales</text:p>
          </table:table-cell>
          <table:table-cell office:value-type="string" calcext:value-type="string">
            <text:p>objeto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mbres homosexuales (gay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ujeres homosexuales (lesbian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ersonas que no se identifican claramente como hombre o mujer (transexuale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rsona que no tiene genitales (eunuco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ujeres que realizan sexo por dinero o bienes (prostitut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ombres que realizan sexo por dinero o bienes (prostitut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ujeres que realizan sexo dentro de una institución religiosa (sacerdotis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4:05:01.665077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4:17:03.267704656</meta:creation-date>
    <dc:date>2020-04-11T08:45:29.842656826</dc:date>
    <meta:editing-duration>PT1H35M38S</meta:editing-duration>
    <meta:editing-cycles>2</meta:editing-cycles>
    <meta:generator>LibreOffice/6.0.7.3$Linux_X86_64 LibreOffice_project/00m0$Build-3</meta:generator>
    <meta:document-statistic meta:table-count="2" meta:cell-count="238" meta:object-count="0"/>
  </office:meta>
</office:document-meta>
</file>